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89cm"/>
    </style:style>
    <style:style style:name="ro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5"/>
    <style:style style:name="ce3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SINGLE THREAD</text:p>
          </table:table-cell>
          <table:table-cell table:style-name="ce1" office:value-type="string">
            <text:p>Trial 1</text:p>
          </table:table-cell>
          <table:table-cell table:style-name="ce1" office:value-type="string">
            <text:p>Trial 2</text:p>
          </table:table-cell>
          <table:table-cell table:style-name="ce1" office:value-type="string">
            <text:p>Trial 3</text:p>
          </table:table-cell>
          <table:table-cell table:style-name="ce1" office:value-type="string">
            <text:p>Averaged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time" office:time-value="PT00H00M00.06S">
            <text:p>00:00.06</text:p>
          </table:table-cell>
          <table:table-cell table:formula="oooc:=AVERAGE([.B2:.D2])" office:value-type="time" office:time-value="PT00H00M00.06S">
            <text:p>00:00.06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00H00M00.21S">
            <text:p>00:00.21</text:p>
          </table:table-cell>
          <table:table-cell office:value-type="time" office:time-value="PT00H00M00.24S">
            <text:p>00:00.24</text:p>
          </table:table-cell>
          <table:table-cell office:value-type="time" office:time-value="PT00H00M00.2S">
            <text:p>00:00.20</text:p>
          </table:table-cell>
          <table:table-cell table:formula="oooc:=AVERAGE([.B3:.D3])" office:value-type="time" office:time-value="PT00H00M00.216667S">
            <text:p>00:00.22</text:p>
          </table:table-cell>
          <table:table-cell table:number-columns-repeated="2"/>
          <table:table-cell office:value-type="string">
            <text:p>board size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320">
            <text:p>320</text:p>
          </table:table-cell>
          <table:table-cell table:style-name="ce3" office:value-type="float" office:value="640">
            <text:p>64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00H00M00.79S">
            <text:p>00:00.79</text:p>
          </table:table-cell>
          <table:table-cell office:value-type="time" office:time-value="PT00H00M00.78S">
            <text:p>00:00.78</text:p>
          </table:table-cell>
          <table:table-cell office:value-type="time" office:time-value="PT00H00M00.89S">
            <text:p>00:00.89</text:p>
          </table:table-cell>
          <table:table-cell table:formula="oooc:=AVERAGE([.B4:.D4])" office:value-type="time" office:time-value="PT00H00M00.82S">
            <text:p>00:00.82</text:p>
          </table:table-cell>
          <table:table-cell table:number-columns-repeated="2"/>
          <table:table-cell office:value-type="string">
            <text:p>Single Thread</text:p>
          </table:table-cell>
          <table:table-cell table:style-name="ce2" office:value-type="time" office:time-value="PT00H00M00.06S">
            <text:p>00:00.06</text:p>
          </table:table-cell>
          <table:table-cell table:style-name="ce2" office:value-type="time" office:time-value="PT00H00M00.22S">
            <text:p>00:00.22</text:p>
          </table:table-cell>
          <table:table-cell table:style-name="ce2" office:value-type="time" office:time-value="PT00H00M00.82S">
            <text:p>00:00.82</text:p>
          </table:table-cell>
          <table:table-cell table:style-name="ce2" office:value-type="time" office:time-value="PT00H00M03.34S">
            <text:p>00:03.34</text:p>
          </table:table-cell>
          <table:table-cell table:style-name="ce2" office:value-type="time" office:time-value="PT00H00M12.85S">
            <text:p>00:12.85</text:p>
          </table:table-cell>
          <table:table-cell table:style-name="ce2" office:value-type="time" office:time-value="PT00H00M52.46S">
            <text:p>00:52.4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00H00M03.27S">
            <text:p>00:03.27</text:p>
          </table:table-cell>
          <table:table-cell office:value-type="time" office:time-value="PT00H00M03.37S">
            <text:p>00:03.37</text:p>
          </table:table-cell>
          <table:table-cell office:value-type="time" office:time-value="PT00H00M03.39S">
            <text:p>00:03.39</text:p>
          </table:table-cell>
          <table:table-cell table:formula="oooc:=AVERAGE([.B5:.D5])" office:value-type="time" office:time-value="PT00H00M03.343333S">
            <text:p>00:03.34</text:p>
          </table:table-cell>
          <table:table-cell table:number-columns-repeated="2"/>
          <table:table-cell office:value-type="string">
            <text:p>Two Threads</text:p>
          </table:table-cell>
          <table:table-cell table:style-name="ce2" office:value-type="time" office:time-value="PT00H00M00.07S">
            <text:p>00:00.07</text:p>
          </table:table-cell>
          <table:table-cell table:style-name="ce2" office:value-type="time" office:time-value="PT00H00M00.15S">
            <text:p>00:00.15</text:p>
          </table:table-cell>
          <table:table-cell table:style-name="ce2" office:value-type="time" office:time-value="PT00H00M00.54S">
            <text:p>00:00.54</text:p>
          </table:table-cell>
          <table:table-cell table:style-name="ce2" office:value-type="time" office:time-value="PT00H00M02S">
            <text:p>00:02.00</text:p>
          </table:table-cell>
          <table:table-cell table:style-name="ce2" office:value-type="time" office:time-value="PT00H00M07.8S">
            <text:p>00:07.80</text:p>
          </table:table-cell>
          <table:table-cell table:style-name="ce2" office:value-type="time" office:time-value="PT00H00M30.9S">
            <text:p>00:30.9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00H00M12.53S">
            <text:p>00:12.53</text:p>
          </table:table-cell>
          <table:table-cell office:value-type="time" office:time-value="PT00H00M13.37S">
            <text:p>00:13.37</text:p>
          </table:table-cell>
          <table:table-cell office:value-type="time" office:time-value="PT00H00M12.64S">
            <text:p>00:12.64</text:p>
          </table:table-cell>
          <table:table-cell table:formula="oooc:=AVERAGE([.B6:.D6])" office:value-type="time" office:time-value="PT00H00M12.846667S">
            <text:p>00:12.85</text:p>
          </table:table-cell>
          <table:table-cell table:number-columns-repeated="2"/>
          <table:table-cell office:value-type="string">
            <text:p>Speedup</text:p>
          </table:table-cell>
          <table:table-cell table:formula="oooc:=[.I4]/[.I5]" office:value-type="float" office:value="0.857142857142857">
            <text:p>0.86</text:p>
          </table:table-cell>
          <table:table-cell table:formula="oooc:=[.J4]/[.J5]" office:value-type="float" office:value="1.46666666666667">
            <text:p>1.47</text:p>
          </table:table-cell>
          <table:table-cell table:formula="oooc:=[.K4]/[.K5]" office:value-type="float" office:value="1.51851851851852">
            <text:p>1.52</text:p>
          </table:table-cell>
          <table:table-cell table:formula="oooc:=[.L4]/[.L5]" office:value-type="float" office:value="1.67">
            <text:p>1.67</text:p>
          </table:table-cell>
          <table:table-cell table:formula="oooc:=[.M4]/[.M5]" office:value-type="float" office:value="1.6474358974359">
            <text:p>1.65</text:p>
          </table:table-cell>
          <table:table-cell table:formula="oooc:=[.N4]/[.N5]" office:value-type="float" office:value="1.69773462783172">
            <text:p>1.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00H00M53.17S">
            <text:p>00:53.17</text:p>
          </table:table-cell>
          <table:table-cell office:value-type="time" office:time-value="PT00H00M50.14S">
            <text:p>00:50.14</text:p>
          </table:table-cell>
          <table:table-cell office:value-type="time" office:time-value="PT00H00M54.07S">
            <text:p>00:54.07</text:p>
          </table:table-cell>
          <table:table-cell table:formula="oooc:=AVERAGE([.B7:.D7])" office:value-type="time" office:time-value="PT00H00M52.46S">
            <text:p>00:52.46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>
            <text:p>MULTIPLE THREADS</text:p>
          </table:table-cell>
          <table:table-cell table:style-name="ce1" office:value-type="string">
            <text:p>Trial 1</text:p>
          </table:table-cell>
          <table:table-cell table:style-name="ce1" office:value-type="string">
            <text:p>Trial 2</text:p>
          </table:table-cell>
          <table:table-cell table:style-name="ce1" office:value-type="string">
            <text:p>Trial 3</text:p>
          </table:table-cell>
          <table:table-cell table:style-name="ce1" office:value-type="string">
            <text:p>Averaged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00H00M00.04S">
            <text:p>00:00.04</text:p>
          </table:table-cell>
          <table:table-cell office:value-type="time" office:time-value="PT00H00M00.05S">
            <text:p>00:00.05</text:p>
          </table:table-cell>
          <table:table-cell office:value-type="time" office:time-value="PT00H00M00.11S">
            <text:p>00:00.11</text:p>
          </table:table-cell>
          <table:table-cell table:formula="oooc:=AVERAGE([.B10:.D10])" office:value-type="time" office:time-value="PT00H00M00.066667S">
            <text:p>00:00.07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00H00M00.13S">
            <text:p>00:00.13</text:p>
          </table:table-cell>
          <table:table-cell office:value-type="time" office:time-value="PT00H00M00.16S">
            <text:p>00:00.16</text:p>
          </table:table-cell>
          <table:table-cell office:value-type="time" office:time-value="PT00H00M00.15S">
            <text:p>00:00.15</text:p>
          </table:table-cell>
          <table:table-cell table:formula="oooc:=AVERAGE([.B11:.D11])" office:value-type="time" office:time-value="PT00H00M00.146667S">
            <text:p>00:00.15</text:p>
          </table:table-cell>
          <table:table-cell table:number-columns-repeated="2"/>
          <table:table-cell office:value-type="string">
            <text:p>fit</text:p>
          </table:table-cell>
          <table:table-cell table:formula="oooc:=(2 - 5/([.I3]^0.46))" office:value-type="float" office:value="0.739635371749541">
            <text:p>0.74</text:p>
          </table:table-cell>
          <table:table-cell table:formula="oooc:=(2 - 5/([.J3]^0.46))" office:value-type="float" office:value="1.0837322343606">
            <text:p>1.08</text:p>
          </table:table-cell>
          <table:table-cell table:formula="oooc:=(2 - 5/([.K3]^0.46))" office:value-type="float" office:value="1.33388592512691">
            <text:p>1.33</text:p>
          </table:table-cell>
          <table:table-cell table:formula="oooc:=(2 - 5/([.L3]^0.46))" office:value-type="float" office:value="1.51574422086714">
            <text:p>1.52</text:p>
          </table:table-cell>
          <table:table-cell table:formula="oooc:=(2 - 5/([.M3]^0.46))" office:value-type="float" office:value="1.64795270289365">
            <text:p>1.65</text:p>
          </table:table-cell>
          <table:table-cell table:formula="oooc:=(2 - 5/([.N3]^0.46))" office:value-type="float" office:value="1.74406645260523">
            <text:p>1.7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00H00M00.53S">
            <text:p>00:00.53</text:p>
          </table:table-cell>
          <table:table-cell office:value-type="time" office:time-value="PT00H00M00.52S">
            <text:p>00:00.52</text:p>
          </table:table-cell>
          <table:table-cell office:value-type="time" office:time-value="PT00H00M00.56S">
            <text:p>00:00.56</text:p>
          </table:table-cell>
          <table:table-cell table:formula="oooc:=AVERAGE([.B12:.D12])" office:value-type="time" office:time-value="PT00H00M00.536667S">
            <text:p>00:00.54</text:p>
          </table:table-cell>
          <table:table-cell>
            <draw:frame table:end-cell-address="Sheet1.O38" table:end-x="0.795cm" table:end-y="0.156cm" draw:z-index="0" draw:style-name="gr1" svg:width="19.268cm" svg:height="12.108cm" svg:x="2.072cm" svg:y="0.156cm">
              <draw:object draw:notify-on-update-of-ranges="Sheet1.H3:Sheet1.H3 Sheet1.I3:Sheet1.N3 Sheet1.H4:Sheet1.H4 Sheet1.I4:Sheet1.N4 Sheet1.H3:Sheet1.H3 Sheet1.I3:Sheet1.N3 Sheet1.H5:Sheet1.H5 Sheet1.I5:Sheet1.N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00H00M01.93S">
            <text:p>00:01.93</text:p>
          </table:table-cell>
          <table:table-cell office:value-type="time" office:time-value="PT00H00M02.01S">
            <text:p>00:02.01</text:p>
          </table:table-cell>
          <table:table-cell office:value-type="time" office:time-value="PT00H00M02.07S">
            <text:p>00:02.07</text:p>
          </table:table-cell>
          <table:table-cell table:style-name="ce2" table:formula="oooc:=AVERAGE([.B13:.D13])" office:value-type="time" office:time-value="PT00H00M02.003333S">
            <text:p>00:02.00</text:p>
          </table:table-cell>
          <table:table-cell table:number-columns-repeated="9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00H00M07.94S">
            <text:p>00:07.94</text:p>
          </table:table-cell>
          <table:table-cell office:value-type="time" office:time-value="PT00H00M07.89S">
            <text:p>00:07.89</text:p>
          </table:table-cell>
          <table:table-cell office:value-type="time" office:time-value="PT00H00M07.57S">
            <text:p>00:07.57</text:p>
          </table:table-cell>
          <table:table-cell table:formula="oooc:=AVERAGE([.B14:.D14])" office:value-type="time" office:time-value="PT00H00M07.8S">
            <text:p>00:07.80</text:p>
          </table:table-cell>
          <table:table-cell table:number-columns-repeated="9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00H00M30.86S">
            <text:p>00:30.86</text:p>
          </table:table-cell>
          <table:table-cell office:value-type="time" office:time-value="PT00H00M30.92S">
            <text:p>00:30.92</text:p>
          </table:table-cell>
          <table:table-cell office:value-type="time" office:time-value="PT00H00M30.93S">
            <text:p>00:30.93</text:p>
          </table:table-cell>
          <table:table-cell table:formula="oooc:=AVERAGE([.B15:.D15])" office:value-type="time" office:time-value="PT00H00M30.903333S">
            <text:p>00:30.9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>
            <draw:frame table:end-cell-address="Sheet1.E41" table:end-x="0.342cm" table:end-y="0.374cm" draw:z-index="1" draw:style-name="gr1" svg:width="9.854cm" svg:height="11.177cm" svg:x="1.026cm" svg:y="0.374cm">
              <draw:object draw:notify-on-update-of-ranges="Sheet1.H3:Sheet1.H3 Sheet1.I3:Sheet1.N3 Sheet1.H6:Sheet1.H6 Sheet1.I6:Sheet1.N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3"/>
          <table:table-cell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0">20/02/2009</text:date>, <text:time>15:3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meron Gorrie</meta:initial-creator>
    <meta:creation-date>2009-02-20T14:36:43</meta:creation-date>
    <dc:creator>Cameron Gorrie</dc:creator>
    <dc:date>2009-02-20T15:32:33</dc:date>
    <meta:editing-cycles>2</meta:editing-cycles>
    <meta:editing-duration>PT23M56S</meta:editing-duration>
    <meta:user-defined meta:name="Info 1"/>
    <meta:user-defined meta:name="Info 2"/>
    <meta:user-defined meta:name="Info 3"/>
    <meta:user-defined meta:name="Info 4"/>
    <meta:document-statistic meta:table-count="3" meta:cell-count="1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1">
      <number:number number:decimal-places="0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Arial" style:font-style-name="Normal" fo:font-size="12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45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gradient" draw:fill-color="#e6e6e6" draw:fill-gradient-name="Linear_20_yellow_2f_brown" draw:gradient-step-count="64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9.269cm" svg:height="12.109cm" chart:class="chart:scatter" chart:style-name="ch1">
        <chart:title svg:x="8.054cm" svg:y="0.242cm" chart:style-name="ch2">
          <text:p>Execution Time</text:p>
        </chart:title>
        <chart:legend chart:legend-position="end" svg:x="2.443cm" svg:y="1.156cm" chart:style-name="ch3"/>
        <chart:plot-area chart:style-name="ch4" table:cell-range-address="Sheet1.H3:Sheet1.N5" chart:data-source-has-labels="column" svg:x="0.382cm" svg:y="0.929cm" svg:width="18.558cm" svg:height="10.93cm">
          <chart:axis chart:dimension="x" chart:name="primary-x" chart:style-name="ch5">
            <chart:title svg:x="9.155cm" svg:y="11.546cm" chart:style-name="ch6">
              <text:p>Board Size</text:p>
            </chart:title>
          </chart:axis>
          <chart:axis chart:dimension="y" chart:name="primary-y" chart:style-name="ch7">
            <chart:title svg:x="0.198cm" svg:y="7.312cm" chart:style-name="ch8">
              <text:p>Time (MM:SS.00)</text:p>
            </chart:title>
            <chart:grid chart:style-name="ch9" chart:class="major"/>
          </chart:axis>
          <chart:series chart:style-name="ch10" chart:values-cell-range-address="Sheet1.I4:Sheet1.N4" chart:label-cell-address="Sheet1.H4:Sheet1.H4" chart:class="chart:scatter">
            <chart:domain table:cell-range-address="Sheet1.I3:Sheet1.N3"/>
            <chart:data-point chart:repeated="6"/>
          </chart:series>
          <chart:series chart:style-name="ch11" chart:values-cell-range-address="Sheet1.I5:Sheet1.N5" chart:label-cell-address="Sheet1.H5:Sheet1.H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Single Thread</text:p>
              </table:table-cell>
              <table:table-cell office:value-type="float" office:value="0.000000694444444444445">
                <text:p>0.000000694444444444445</text:p>
              </table:table-cell>
              <table:table-cell office:value-type="float" office:value="0.0000025462962962963">
                <text:p>0.0000025462962962963</text:p>
              </table:table-cell>
              <table:table-cell office:value-type="float" office:value="0.00000949074074074074">
                <text:p>0.00000949074074074074</text:p>
              </table:table-cell>
              <table:table-cell office:value-type="float" office:value="0.0000386574074074074">
                <text:p>0.0000386574074074074</text:p>
              </table:table-cell>
              <table:table-cell office:value-type="float" office:value="0.000148726851851852">
                <text:p>0.000148726851851852</text:p>
              </table:table-cell>
              <table:table-cell office:value-type="float" office:value="0.000607175925925926">
                <text:p>0.000607175925925926</text:p>
              </table:table-cell>
            </table:table-row>
            <table:table-row>
              <table:table-cell office:value-type="string">
                <text:p>Two Threads</text:p>
              </table:table-cell>
              <table:table-cell office:value-type="float" office:value="0.000000810185185185185">
                <text:p>0.000000810185185185185</text:p>
              </table:table-cell>
              <table:table-cell office:value-type="float" office:value="0.00000173611111111111">
                <text:p>0.00000173611111111111</text:p>
              </table:table-cell>
              <table:table-cell office:value-type="float" office:value="0.00000625">
                <text:p>0.00000625</text:p>
              </table:table-cell>
              <table:table-cell office:value-type="float" office:value="0.0000231481481481481">
                <text:p>0.0000231481481481481</text:p>
              </table:table-cell>
              <table:table-cell office:value-type="float" office:value="0.0000902777777777778">
                <text:p>0.0000902777777777778</text:p>
              </table:table-cell>
              <table:table-cell office:value-type="float" office:value="0.000357638888888889">
                <text:p>0.00035763888888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spline-order="3" chart:series-source="rows" chart:sort-by-x-values="false" chart:right-angled-axes="true"/>
    </style:style>
    <style:style style:name="ch4" style:family="chart" style:data-style-name="N1">
      <style:chart-properties chart:display-label="true" chart:logarithmic="tru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gradient" draw:fill-color="#e6e6e6" draw:fill-gradient-name="Linear_20_yellow_2f_brown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855cm" svg:height="11.178cm" chart:class="chart:scatter" chart:style-name="ch1">
        <chart:title svg:x="3.081cm" svg:y="0.223cm" chart:style-name="ch2">
          <text:p>Parallel Speed-up</text:p>
        </chart:title>
        <chart:plot-area chart:style-name="ch3" table:cell-range-address="Sheet1.H3:Sheet1.N3 Sheet1.H6:Sheet1.N6" chart:data-source-has-labels="column" svg:x="0.031cm" svg:y="1.043cm" svg:width="9.464cm" svg:height="9.876cm">
          <chart:axis chart:dimension="x" chart:name="primary-x" chart:style-name="ch4">
            <chart:title svg:x="4.257cm" svg:y="10.587cm" chart:style-name="ch5">
              <text:p>Board Size</text:p>
            </chart:title>
          </chart:axis>
          <chart:axis chart:dimension="y" chart:name="primary-y" chart:style-name="ch6">
            <chart:title svg:x="0.035cm" svg:y="6.397cm" chart:style-name="ch7">
              <text:p>Speed-up</text:p>
            </chart:title>
            <chart:grid chart:style-name="ch8" chart:class="major"/>
          </chart:axis>
          <chart:series chart:style-name="ch9" chart:values-cell-range-address="Sheet1.I6:Sheet1.N6" chart:label-cell-address="Sheet1.H6:Sheet1.H6" chart:class="chart:scatter">
            <chart:domain table:cell-range-address="Sheet1.I3:Sheet1.N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Speedup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51851851851852">
                <text:p>1.51851851851852</text:p>
              </table:table-cell>
              <table:table-cell office:value-type="float" office:value="1.67">
                <text:p>1.67</text:p>
              </table:table-cell>
              <table:table-cell office:value-type="float" office:value="1.6474358974359">
                <text:p>1.6474358974359</text:p>
              </table:table-cell>
              <table:table-cell office:value-type="float" office:value="1.69773462783172">
                <text:p>1.697734627831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</office:styles>
</office:document-styles>
</file>